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267A2C8235D8C2D54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top="0.199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cm" fo:margin-bottom="0.199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Header">
      <style:paragraph-properties fo:margin-top="0.199cm" fo:margin-bottom="0.199cm" loext:contextual-spacing="false" fo:text-align="center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>
        <style:tab-stops>
          <style:tab-stop style:position="1.27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  <style:tab-stop style:position="15.621cm"/>
          <style:tab-stop style:position="16.87cm"/>
        </style:tab-stops>
      </style:paragraph-properties>
      <style:text-properties style:font-name="Arial1" fo:font-size="12pt" fo:font-weight="normal" style:font-name-asian="Comic Sans MS" style:font-size-asian="12pt" style:font-weight-asian="normal" style:font-size-complex="12pt" style:font-weight-complex="normal"/>
    </style:style>
    <style:style style:name="P11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12" style:family="paragraph" style:parent-style-name="Standard" style:list-style-name="L1" style:master-page-name="">
      <style:paragraph-properties fo:line-height="150%" fo:text-align="justify" style:justify-single-word="false" style:page-number="auto">
        <style:tab-stops>
          <style:tab-stop style:position="1.27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  <style:tab-stop style:position="15.621cm"/>
          <style:tab-stop style:position="16.87cm"/>
        </style:tab-stops>
      </style:paragraph-properties>
      <style:text-properties style:font-name="Arial1" fo:font-size="12pt" fo:font-weight="normal" style:font-name-asian="Comic Sans MS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1.27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  <style:tab-stop style:position="15.621cm"/>
          <style:tab-stop style:position="16.87cm"/>
        </style:tab-stops>
      </style:paragraph-properties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1.27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  <style:tab-stop style:position="15.621cm"/>
          <style:tab-stop style:position="16.87cm"/>
        </style:tab-stops>
      </style:paragraph-properties>
      <style:text-properties style:font-name="Arial1" fo:font-size="12pt" fo:font-weight="normal" officeooo:paragraph-rsid="0016f1c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1.27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  <style:tab-stop style:position="15.621cm"/>
          <style:tab-stop style:position="16.87cm"/>
        </style:tab-stops>
      </style:paragraph-properties>
      <style:text-properties style:font-name="Arial1" fo:font-size="12pt" fo:font-weight="normal" officeooo:rsid="0016f1cf" officeooo:paragraph-rsid="0016f1cf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1.27cm"/>
          <style:tab-stop style:position="1.884cm"/>
          <style:tab-stop style:position="3.133cm"/>
          <style:tab-stop style:position="4.382cm"/>
          <style:tab-stop style:position="5.63cm"/>
          <style:tab-stop style:position="6.879cm"/>
          <style:tab-stop style:position="8.128cm"/>
          <style:tab-stop style:position="9.377cm"/>
          <style:tab-stop style:position="10.626cm"/>
          <style:tab-stop style:position="11.875cm"/>
          <style:tab-stop style:position="13.123cm"/>
          <style:tab-stop style:position="14.372cm"/>
          <style:tab-stop style:position="15.621cm"/>
          <style:tab-stop style:position="16.87cm"/>
        </style:tab-stops>
      </style:paragraph-properties>
      <style:text-properties style:font-name="Arial1" fo:font-size="12pt" fo:font-weight="normal" officeooo:rsid="00183f9b" officeooo:paragraph-rsid="00183f9b" style:font-size-asian="12pt" style:font-weight-asian="normal" style:font-size-complex="12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83f9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<text:span text:style-name="T2"><text:tab/> </text:span><text:span text:style-name="T3">Consultes SQL – Consultes Agrupades</text:span></text:p>
      <text:p text:style-name="P4"/>
      <text:list xml:id="list7792664473289154585" text:style-name="L1">
        <text:list-item>
          <text:p text:style-name="P12">Quin és l'import total de les comandes realitzades per l'empleat Vicente Pantalla?</text:p>
        </text:list-item>
        <text:list-item>
          <text:p text:style-name="P10">Trobar en quina data es va realitzar la primera comanda. </text:p>
        </text:list-item>
        <text:list-item>
          <text:p text:style-name="P10">Quantes comandes hi ha de més de 25000 €?</text:p>
        </text:list-item>
        <text:list-item>
          <text:p text:style-name="P10">Llistar quants empleats estan assignats a cada oficina. </text:p>
        </text:list-item>
        <text:list-item>
          <text:p text:style-name="P10">Quants empleats treballen en cada ciutat on tenim oficines? </text:p>
        </text:list-item>
        <text:list-item>
          <text:p text:style-name="P10">Per a cada empleat, obtenir el seu número, nom, i import venut per aquest a cada client (indicant el número de client). Si un empleat no ha venut res a un client, sortirà null.</text:p>
        </text:list-item>
        <text:list-item>
          <text:p text:style-name="P10">Per a cada empleat que ha venut més de 30.000€ en comandes, trobar el seu import mitjà de comandes. En el resultat indicar el número d'empleat i el seu import mitjà de comandes. </text:p>
        </text:list-item>
        <text:list-item>
          <text:p text:style-name="P10">Llistar de cada producte, la seva descripció, preu i la suma total del que s'ha venut. Només volem els productes que la suma total del que s'ha venut sigui superior al valor del 75% de <text:s/>les existències. Ordena per la quantitat total.</text:p>
        </text:list-item>
        <text:list-item>
          <text:p text:style-name="P13">Rang de salaris (min i max) dels empleats de cada oficina.</text:p>
        </text:list-item>
        <text:list-item>
          <text:p text:style-name="P13">Quants clients diferents són atesos per cada empleat?</text:p>
        </text:list-item>
        <text:list-item>
          <text:p text:style-name="P13">Per a cada oficina amb dos o més empleats, calcular el salari total i les vendes totals de tots els empleats de l'oficina.</text:p>
        </text:list-item>
        <text:list-item>
          <text:p text:style-name="P15">Mitjana d’empleats de les oficines que estan per sota de la mitjana de vendes de les oficines.</text:p>
        </text:list-item>
        <text:list-item>
          <text:p text:style-name="P15">Mitjana de la quantitat que sha venut d’aquells productes els quals han sigut comprats més cops que la mitjana de compres de tots els <text:s/>producte.</text:p>
        </text:list-item>
        <text:list-item>
          <text:p text:style-name="P15"><text:span text:style-name="T4">Trobar les comandes que s’han realitzat abans de la data mitjana de les comandes.</text:span></text:p>
        </text:list-item>
        <text:list-item>
          <text:p text:style-name="P16">Empleats que han atès comandes que superen l’import mitja de les comandes.</text:p>
          <text:p text:style-name="P16"/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loext:contextual-spacing="false" fo:text-align="center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2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2C1P6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7A2C8235D8C2D54E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s</meta:initial-creator>
    <meta:creation-date>2007-09-15T16:35:00</meta:creation-date>
    <dc:date>2018-01-26T19:37:18.465175625</dc:date>
    <meta:print-date>2004-09-14T16:47:00</meta:print-date>
    <meta:editing-cycles>46</meta:editing-cycles>
    <meta:editing-duration>PT7H43M29S</meta:editing-duration>
    <meta:document-statistic meta:table-count="1" meta:image-count="1" meta:object-count="0" meta:page-count="1" meta:paragraph-count="22" meta:word-count="308" meta:character-count="1699" meta:non-whitespace-character-count="1414"/>
    <meta:user-defined meta:name="Informació 1"/>
    <meta:user-defined meta:name="Informació 2"/>
    <meta:user-defined meta:name="Informació 3"/>
    <meta:user-defined meta:name="Informació 4"/>
  </office:meta>
</office:document-meta>
</file>